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Taulukko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10 jaksoa mitattuna positiivisesta huipusta positiiviseen huippuun</text:p>
          </table:table-cell>
          <table:table-cell/>
          <table:table-cell table:style-name="Default"/>
        </table:table-row>
        <table:table-row table:style-name="ro1">
          <table:table-cell office:value-type="string">
            <text:p>alku (s)</text:p>
          </table:table-cell>
          <table:table-cell office:value-type="string">
            <text:p>loppu(s)</text:p>
          </table:table-cell>
          <table:table-cell table:style-name="Default" office:value-type="string">
            <text:p>Hz</text:p>
          </table:table-cell>
        </table:table-row>
        <table:table-row table:style-name="ro1">
          <table:table-cell office:value-type="float" office:value="0.11501">
            <text:p>0,11501</text:p>
          </table:table-cell>
          <table:table-cell office:value-type="float" office:value="0.29678">
            <text:p>0,29678</text:p>
          </table:table-cell>
          <table:table-cell table:formula="of:=10/([.B3]-[.A3])" office:value-type="float" office:value="55.0145788633988">
            <text:p>55,0146</text:p>
          </table:table-cell>
        </table:table-row>
        <table:table-row table:style-name="ro1">
          <table:table-cell office:value-type="float" office:value="1.1571">
            <text:p>1,1571</text:p>
          </table:table-cell>
          <table:table-cell office:value-type="float" office:value="1.3383">
            <text:p>1,3383</text:p>
          </table:table-cell>
          <table:table-cell table:formula="of:=10/([.B4]-[.A4])" office:value-type="float" office:value="55.1876379690949">
            <text:p>55,1876</text:p>
          </table:table-cell>
        </table:table-row>
        <table:table-row table:style-name="ro1">
          <table:table-cell office:value-type="float" office:value="2.1316">
            <text:p>2,1316</text:p>
          </table:table-cell>
          <table:table-cell office:value-type="float" office:value="2.31287">
            <text:p>2,31287</text:p>
          </table:table-cell>
          <table:table-cell table:formula="of:=10/([.B5]-[.A5])" office:value-type="float" office:value="55.1663264743201">
            <text:p>55,1663</text:p>
          </table:table-cell>
        </table:table-row>
        <table:table-row table:style-name="ro1">
          <table:table-cell office:value-type="float" office:value="3.1638">
            <text:p>3,1638</text:p>
          </table:table-cell>
          <table:table-cell office:value-type="float" office:value="3.34503">
            <text:p>3,34503</text:p>
          </table:table-cell>
          <table:table-cell table:formula="of:=10/([.B6]-[.A6])" office:value-type="float" office:value="55.1785024554434">
            <text:p>55,1785</text:p>
          </table:table-cell>
        </table:table-row>
        <table:table-row table:style-name="ro1">
          <table:table-cell office:value-type="float" office:value="4.2116">
            <text:p>4,2116</text:p>
          </table:table-cell>
          <table:table-cell office:value-type="float" office:value="4.39296">
            <text:p>4,39296</text:p>
          </table:table-cell>
          <table:table-cell table:formula="of:=10/([.B7]-[.A7])" office:value-type="float" office:value="55.1389501543889">
            <text:p>55,1390</text:p>
          </table:table-cell>
        </table:table-row>
        <table:table-row table:style-name="ro1">
          <table:table-cell office:value-type="float" office:value="5.17123">
            <text:p>5,17123</text:p>
          </table:table-cell>
          <table:table-cell office:value-type="float" office:value="5.35254">
            <text:p>5,35254</text:p>
          </table:table-cell>
          <table:table-cell table:formula="of:=10/([.B8]-[.A8])" office:value-type="float" office:value="55.1541558656445">
            <text:p>55,1542</text:p>
          </table:table-cell>
        </table:table-row>
        <table:table-row table:style-name="ro1">
          <table:table-cell office:value-type="float" office:value="6.145895">
            <text:p>6,145895</text:p>
          </table:table-cell>
          <table:table-cell office:value-type="float" office:value="6.327135">
            <text:p>6,327135</text:p>
          </table:table-cell>
          <table:table-cell table:formula="of:=10/([.B9]-[.A9])" office:value-type="float" office:value="55.1754579563011">
            <text:p>55,1755</text:p>
          </table:table-cell>
        </table:table-row>
      </table:table>
      <table:table table:name="Taulukko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ulukko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8T13:57:52</meta:creation-date>
    <dc:date>2012-06-28T14:22:54</dc:date>
    <meta:editing-duration>PT17M30S</meta:editing-duration>
    <meta:editing-cycles>3</meta:editing-cycles>
    <meta:generator>LibreOffice/3.5$Linux_x86 LibreOffice_project/350m1$Build-2</meta:generator>
    <meta:document-statistic meta:table-count="3" meta:cell-count="25" meta:object-count="0"/>
  </office:meta>
</office:document-meta>
</file>